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9dacf"/>
    </style:style>
    <style:style style:name="T2" style:family="text">
      <style:text-properties officeooo:rsid="000a4d01"/>
    </style:style>
    <style:style style:name="T3" style:family="text">
      <style:text-properties officeooo:rsid="000af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192.168.1.<text:span text:style-name="T1">188</text:span>:<text:span text:style-name="T3">8080</text:span>/health?username=<text:span text:style-name="T1">admin</text:span>&amp;password=<text:span text:style-name="T1">pass123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5:55:58.121171796</meta:creation-date>
    <meta:generator>LibreOffice/7.3.7.2$Linux_AARCH64 LibreOffice_project/30$Build-2</meta:generator>
    <dc:date>2024-06-24T16:07:47.465553065</dc:date>
    <meta:editing-duration>PT1M40S</meta:editing-duration>
    <meta:editing-cycles>2</meta:editing-cycles>
    <meta:document-statistic meta:table-count="0" meta:image-count="0" meta:object-count="0" meta:page-count="1" meta:paragraph-count="1" meta:word-count="1" meta:character-count="66" meta:non-whitespace-character-count="66"/>
  </office:meta>
</office:document-meta>
</file>